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091cm" svg:x="0.209cm" svg:y="1.2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28:35.776458960</dc:date>
    <meta:editing-duration>PT2M32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092cm" xlink:href="." xlink:type="simple" chart:class="chart:scatter" chart:style-name="ch1">
        <chart:plot-area chart:style-name="ch2" chart:data-source-has-labels="both" svg:x="0.301cm" svg:y="0.161cm" svg:width="14.49cm" svg:height="7.77cm">
          <chartooo:coordinate-region svg:x="0.843cm" svg:y="0.36cm" svg:width="13.854cm" svg:height="7.37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68">
                <text:p>-2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0800000000000001">
                <text:p>-0.08000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